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dexerImpl.updateDocument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ndexerImpl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ndexerImpl.setBufferSiz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dexerImpl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IndexerImpl.addDocumen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dexerImpl.flushBufferedDo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